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81502824859" calcext:value-type="float">
            <text:p>2.24282</text:p>
          </table:table-cell>
          <table:table-cell office:value-type="float" office:value="2.18725039548023" calcext:value-type="float">
            <text:p>2.18725</text:p>
          </table:table-cell>
          <table:table-cell office:value-type="float" office:value="2.82164786440678" calcext:value-type="float">
            <text:p>2.8216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35857627119" calcext:value-type="float">
            <text:p>2.24536</text:p>
          </table:table-cell>
          <table:table-cell office:value-type="float" office:value="2.18565106214689" calcext:value-type="float">
            <text:p>2.18565</text:p>
          </table:table-cell>
          <table:table-cell office:value-type="float" office:value="2.75887742372881" calcext:value-type="float">
            <text:p>2.7588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006048587571" calcext:value-type="float">
            <text:p>2.25006</text:p>
          </table:table-cell>
          <table:table-cell office:value-type="float" office:value="2.19086658757062" calcext:value-type="float">
            <text:p>2.19087</text:p>
          </table:table-cell>
          <table:table-cell office:value-type="float" office:value="2.92492094915254" calcext:value-type="float">
            <text:p>2.9249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67798870056" calcext:value-type="float">
            <text:p>2.24668</text:p>
          </table:table-cell>
          <table:table-cell office:value-type="float" office:value="2.21148425988701" calcext:value-type="float">
            <text:p>2.21148</text:p>
          </table:table-cell>
          <table:table-cell office:value-type="float" office:value="2.98895118644068" calcext:value-type="float">
            <text:p>2.9889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166630508475" calcext:value-type="float">
            <text:p>2.22167</text:p>
          </table:table-cell>
          <table:table-cell office:value-type="float" office:value="2.26546257627119" calcext:value-type="float">
            <text:p>2.26546</text:p>
          </table:table-cell>
          <table:table-cell office:value-type="float" office:value="2.92931511864407" calcext:value-type="float">
            <text:p>2.9293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46543502825" calcext:value-type="float">
            <text:p>2.25347</text:p>
          </table:table-cell>
          <table:table-cell office:value-type="float" office:value="2.20716255367232" calcext:value-type="float">
            <text:p>2.20716</text:p>
          </table:table-cell>
          <table:table-cell office:value-type="float" office:value="3.01143850847458" calcext:value-type="float">
            <text:p>3.0114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999705084746" calcext:value-type="float">
            <text:p>2.25</text:p>
          </table:table-cell>
          <table:table-cell office:value-type="float" office:value="2.2176935480226" calcext:value-type="float">
            <text:p>2.21769</text:p>
          </table:table-cell>
          <table:table-cell office:value-type="float" office:value="2.98305505084746" calcext:value-type="float">
            <text:p>2.9830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683839548023" calcext:value-type="float">
            <text:p>2.23684</text:p>
          </table:table-cell>
          <table:table-cell office:value-type="float" office:value="2.25258263276836" calcext:value-type="float">
            <text:p>2.25258</text:p>
          </table:table-cell>
          <table:table-cell office:value-type="float" office:value="2.94165044067797" calcext:value-type="float">
            <text:p>2.9416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55122033898" calcext:value-type="float">
            <text:p>2.25555</text:p>
          </table:table-cell>
          <table:table-cell office:value-type="float" office:value="2.21643449717514" calcext:value-type="float">
            <text:p>2.21643</text:p>
          </table:table-cell>
          <table:table-cell office:value-type="float" office:value="2.93967972881356" calcext:value-type="float">
            <text:p>2.9396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191616949153" calcext:value-type="float">
            <text:p>2.30192</text:p>
          </table:table-cell>
          <table:table-cell office:value-type="float" office:value="2.12634244067797" calcext:value-type="float">
            <text:p>2.12634</text:p>
          </table:table-cell>
          <table:table-cell office:value-type="float" office:value="2.75306237288136" calcext:value-type="float">
            <text:p>2.7530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33077740113" calcext:value-type="float">
            <text:p>2.23331</text:p>
          </table:table-cell>
          <table:table-cell office:value-type="float" office:value="2.26673607909605" calcext:value-type="float">
            <text:p>2.26674</text:p>
          </table:table-cell>
          <table:table-cell office:value-type="float" office:value="2.97942454237288" calcext:value-type="float">
            <text:p>2.9794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25899998870057" calcext:value-type="float">
            <text:p>2.259</text:p>
          </table:table-cell>
          <table:table-cell office:value-type="float" office:value="2.2187244519774" calcext:value-type="float">
            <text:p>2.21872</text:p>
          </table:table-cell>
          <table:table-cell office:value-type="float" office:value="2.93402644067797" calcext:value-type="float">
            <text:p>2.9340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37649717514" calcext:value-type="float">
            <text:p>2.24638</text:p>
          </table:table-cell>
          <table:table-cell office:value-type="float" office:value="2.24434056497175" calcext:value-type="float">
            <text:p>2.24434</text:p>
          </table:table-cell>
          <table:table-cell office:value-type="float" office:value="3.04413613559322" calcext:value-type="float">
            <text:p>3.0441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860020338983" calcext:value-type="float">
            <text:p>2.2286</text:p>
          </table:table-cell>
          <table:table-cell office:value-type="float" office:value="2.28046257627119" calcext:value-type="float">
            <text:p>2.28046</text:p>
          </table:table-cell>
          <table:table-cell office:value-type="float" office:value="3.08527037288136" calcext:value-type="float">
            <text:p>3.0852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085359322034" calcext:value-type="float">
            <text:p>2.26085</text:p>
          </table:table-cell>
          <table:table-cell office:value-type="float" office:value="2.22200833898305" calcext:value-type="float">
            <text:p>2.22201</text:p>
          </table:table-cell>
          <table:table-cell office:value-type="float" office:value="3.08822115254237" calcext:value-type="float">
            <text:p>3.0882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91808700565" calcext:value-type="float">
            <text:p>2.20918</text:p>
          </table:table-cell>
          <table:table-cell office:value-type="float" office:value="2.33281442937853" calcext:value-type="float">
            <text:p>2.33281</text:p>
          </table:table-cell>
          <table:table-cell office:value-type="float" office:value="3.21453816949153" calcext:value-type="float">
            <text:p>3.2145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0993310734463" calcext:value-type="float">
            <text:p>2.30993</text:p>
          </table:table-cell>
          <table:table-cell office:value-type="float" office:value="2.13313220338983" calcext:value-type="float">
            <text:p>2.13313</text:p>
          </table:table-cell>
          <table:table-cell office:value-type="float" office:value="2.80270033898305" calcext:value-type="float">
            <text:p>2.802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830384180791" calcext:value-type="float">
            <text:p>2.2583</text:p>
          </table:table-cell>
          <table:table-cell office:value-type="float" office:value="2.23780141242938" calcext:value-type="float">
            <text:p>2.2378</text:p>
          </table:table-cell>
          <table:table-cell office:value-type="float" office:value="3.03986033898305" calcext:value-type="float">
            <text:p>3.0398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047374011299" calcext:value-type="float">
            <text:p>2.31047</text:p>
          </table:table-cell>
          <table:table-cell office:value-type="float" office:value="2.13398272316384" calcext:value-type="float">
            <text:p>2.13398</text:p>
          </table:table-cell>
          <table:table-cell office:value-type="float" office:value="2.82097898305085" calcext:value-type="float">
            <text:p>2.8209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521915254237" calcext:value-type="float">
            <text:p>2.26522</text:p>
          </table:table-cell>
          <table:table-cell office:value-type="float" office:value="2.22543" calcext:value-type="float">
            <text:p>2.22543</text:p>
          </table:table-cell>
          <table:table-cell office:value-type="float" office:value="3.00197898305085" calcext:value-type="float">
            <text:p>3.0019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827766101695" calcext:value-type="float">
            <text:p>2.20828</text:p>
          </table:table-cell>
          <table:table-cell office:value-type="float" office:value="2.33953274576271" calcext:value-type="float">
            <text:p>2.33953</text:p>
          </table:table-cell>
          <table:table-cell office:value-type="float" office:value="3.23701423728814" calcext:value-type="float">
            <text:p>3.2370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689596610169" calcext:value-type="float">
            <text:p>2.2569</text:p>
          </table:table-cell>
          <table:table-cell office:value-type="float" office:value="2.25312229378531" calcext:value-type="float">
            <text:p>2.25312</text:p>
          </table:table-cell>
          <table:table-cell office:value-type="float" office:value="3.12308081355932" calcext:value-type="float">
            <text:p>3.1230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382189830508" calcext:value-type="float">
            <text:p>2.25382</text:p>
          </table:table-cell>
          <table:table-cell office:value-type="float" office:value="2.26074127683616" calcext:value-type="float">
            <text:p>2.26074</text:p>
          </table:table-cell>
          <table:table-cell office:value-type="float" office:value="3.10038128813559" calcext:value-type="float">
            <text:p>3.1003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936007909605" calcext:value-type="float">
            <text:p>2.32936</text:p>
          </table:table-cell>
          <table:table-cell office:value-type="float" office:value="2.11901414689266" calcext:value-type="float">
            <text:p>2.11901</text:p>
          </table:table-cell>
          <table:table-cell office:value-type="float" office:value="2.8163526779661" calcext:value-type="float">
            <text:p>2.8163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85581920904" calcext:value-type="float">
            <text:p>2.30856</text:p>
          </table:table-cell>
          <table:table-cell office:value-type="float" office:value="2.16164497175141" calcext:value-type="float">
            <text:p>2.16164</text:p>
          </table:table-cell>
          <table:table-cell office:value-type="float" office:value="2.94009776271186" calcext:value-type="float">
            <text:p>2.940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965893785311" calcext:value-type="float">
            <text:p>2.29966</text:p>
          </table:table-cell>
          <table:table-cell office:value-type="float" office:value="2.19062006779661" calcext:value-type="float">
            <text:p>2.19062</text:p>
          </table:table-cell>
          <table:table-cell office:value-type="float" office:value="2.99074684745763" calcext:value-type="float">
            <text:p>2.9907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129657627119" calcext:value-type="float">
            <text:p>2.2913</text:p>
          </table:table-cell>
          <table:table-cell office:value-type="float" office:value="2.20762188700565" calcext:value-type="float">
            <text:p>2.20762</text:p>
          </table:table-cell>
          <table:table-cell office:value-type="float" office:value="2.98696338983051" calcext:value-type="float">
            <text:p>2.9869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585745762712" calcext:value-type="float">
            <text:p>2.25586</text:p>
          </table:table-cell>
          <table:table-cell office:value-type="float" office:value="2.28510209039548" calcext:value-type="float">
            <text:p>2.2851</text:p>
          </table:table-cell>
          <table:table-cell office:value-type="float" office:value="2.98496691525424" calcext:value-type="float">
            <text:p>2.9849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093560451977" calcext:value-type="float">
            <text:p>2.25094</text:p>
          </table:table-cell>
          <table:table-cell office:value-type="float" office:value="2.31520368361582" calcext:value-type="float">
            <text:p>2.3152</text:p>
          </table:table-cell>
          <table:table-cell office:value-type="float" office:value="3.11312623728814" calcext:value-type="float">
            <text:p>3.1131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4118206779661" calcext:value-type="float">
            <text:p>2.34118</text:p>
          </table:table-cell>
          <table:table-cell office:value-type="float" office:value="2.13990172881356" calcext:value-type="float">
            <text:p>2.1399</text:p>
          </table:table-cell>
          <table:table-cell office:value-type="float" office:value="2.97111050847458" calcext:value-type="float">
            <text:p>2.9711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8968755932203" calcext:value-type="float">
            <text:p>2.28969</text:p>
          </table:table-cell>
          <table:table-cell office:value-type="float" office:value="2.14595874576271" calcext:value-type="float">
            <text:p>2.14596</text:p>
          </table:table-cell>
          <table:table-cell office:value-type="float" office:value="2.80760379661017" calcext:value-type="float">
            <text:p>2.807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29125281355932" calcext:value-type="float">
            <text:p>2.29125</text:p>
          </table:table-cell>
          <table:table-cell office:value-type="float" office:value="2.15573823728814" calcext:value-type="float">
            <text:p>2.15574</text:p>
          </table:table-cell>
          <table:table-cell office:value-type="float" office:value="2.90691172881356" calcext:value-type="float">
            <text:p>2.9069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442525423729" calcext:value-type="float">
            <text:p>2.23443</text:p>
          </table:table-cell>
          <table:table-cell office:value-type="float" office:value="2.23691491525424" calcext:value-type="float">
            <text:p>2.23691</text:p>
          </table:table-cell>
          <table:table-cell office:value-type="float" office:value="2.88416745762712" calcext:value-type="float">
            <text:p>2.8841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414934463277" calcext:value-type="float">
            <text:p>2.23415</text:p>
          </table:table-cell>
          <table:table-cell office:value-type="float" office:value="2.23735990960452" calcext:value-type="float">
            <text:p>2.23736</text:p>
          </table:table-cell>
          <table:table-cell office:value-type="float" office:value="2.91034738983051" calcext:value-type="float">
            <text:p>2.9103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157249717514" calcext:value-type="float">
            <text:p>2.28157</text:p>
          </table:table-cell>
          <table:table-cell office:value-type="float" office:value="2.20857967231638" calcext:value-type="float">
            <text:p>2.20858</text:p>
          </table:table-cell>
          <table:table-cell office:value-type="float" office:value="2.97483498305085" calcext:value-type="float">
            <text:p>2.9748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6202126553672" calcext:value-type="float">
            <text:p>2.26202</text:p>
          </table:table-cell>
          <table:table-cell office:value-type="float" office:value="2.21136262146893" calcext:value-type="float">
            <text:p>2.21136</text:p>
          </table:table-cell>
          <table:table-cell office:value-type="float" office:value="2.97845640677966" calcext:value-type="float">
            <text:p>2.9784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205341242938" calcext:value-type="float">
            <text:p>2.24205</text:p>
          </table:table-cell>
          <table:table-cell office:value-type="float" office:value="2.24589584180791" calcext:value-type="float">
            <text:p>2.2459</text:p>
          </table:table-cell>
          <table:table-cell office:value-type="float" office:value="2.93263769491525" calcext:value-type="float">
            <text:p>2.9326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574725423729" calcext:value-type="float">
            <text:p>2.29575</text:p>
          </table:table-cell>
          <table:table-cell office:value-type="float" office:value="2.14927612429379" calcext:value-type="float">
            <text:p>2.14928</text:p>
          </table:table-cell>
          <table:table-cell office:value-type="float" office:value="2.83789328813559" calcext:value-type="float">
            <text:p>2.8378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24088135593" calcext:value-type="float">
            <text:p>2.26724</text:p>
          </table:table-cell>
          <table:table-cell office:value-type="float" office:value="2.21728308474576" calcext:value-type="float">
            <text:p>2.21728</text:p>
          </table:table-cell>
          <table:table-cell office:value-type="float" office:value="3.02992108474576" calcext:value-type="float">
            <text:p>3.0299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045301920904" calcext:value-type="float">
            <text:p>2.30453</text:p>
          </table:table-cell>
          <table:table-cell office:value-type="float" office:value="2.1339610960452" calcext:value-type="float">
            <text:p>2.13396</text:p>
          </table:table-cell>
          <table:table-cell office:value-type="float" office:value="2.86256989830508" calcext:value-type="float">
            <text:p>2.8625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100230508475" calcext:value-type="float">
            <text:p>2.251</text:p>
          </table:table-cell>
          <table:table-cell office:value-type="float" office:value="2.24117055367232" calcext:value-type="float">
            <text:p>2.24117</text:p>
          </table:table-cell>
          <table:table-cell office:value-type="float" office:value="2.9811186440678" calcext:value-type="float">
            <text:p>2.9811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90938983051" calcext:value-type="float">
            <text:p>2.20691</text:p>
          </table:table-cell>
          <table:table-cell office:value-type="float" office:value="2.33555407909605" calcext:value-type="float">
            <text:p>2.33555</text:p>
          </table:table-cell>
          <table:table-cell office:value-type="float" office:value="3.07414671186441" calcext:value-type="float">
            <text:p>3.0741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38276836158" calcext:value-type="float">
            <text:p>2.25538</text:p>
          </table:table-cell>
          <table:table-cell office:value-type="float" office:value="2.2325393220339" calcext:value-type="float">
            <text:p>2.23254</text:p>
          </table:table-cell>
          <table:table-cell office:value-type="float" office:value="3.01982508474576" calcext:value-type="float">
            <text:p>3.0198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4948482485876" calcext:value-type="float">
            <text:p>2.14948</text:p>
          </table:table-cell>
          <table:table-cell office:value-type="float" office:value="2.41432589830509" calcext:value-type="float">
            <text:p>2.41433</text:p>
          </table:table-cell>
          <table:table-cell office:value-type="float" office:value="3.24046427118644" calcext:value-type="float">
            <text:p>3.2404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464196610169" calcext:value-type="float">
            <text:p>2.19464</text:p>
          </table:table-cell>
          <table:table-cell office:value-type="float" office:value="2.33532546892655" calcext:value-type="float">
            <text:p>2.33533</text:p>
          </table:table-cell>
          <table:table-cell office:value-type="float" office:value="3.15043538983051" calcext:value-type="float">
            <text:p>3.1504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87828248588" calcext:value-type="float">
            <text:p>2.19288</text:p>
          </table:table-cell>
          <table:table-cell office:value-type="float" office:value="2.32877178531073" calcext:value-type="float">
            <text:p>2.32877</text:p>
          </table:table-cell>
          <table:table-cell office:value-type="float" office:value="3.17338942372881" calcext:value-type="float">
            <text:p>3.1733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805048700565" calcext:value-type="float">
            <text:p>2.2805</text:p>
          </table:table-cell>
          <table:table-cell office:value-type="float" office:value="2.23452537853107" calcext:value-type="float">
            <text:p>2.23453</text:p>
          </table:table-cell>
          <table:table-cell office:value-type="float" office:value="3.11783281355932" calcext:value-type="float">
            <text:p>3.1178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75167231638" calcext:value-type="float">
            <text:p>2.22775</text:p>
          </table:table-cell>
          <table:table-cell office:value-type="float" office:value="2.27698381920904" calcext:value-type="float">
            <text:p>2.27698</text:p>
          </table:table-cell>
          <table:table-cell office:value-type="float" office:value="3.04051240677966" calcext:value-type="float">
            <text:p>3.0405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726056497175" calcext:value-type="float">
            <text:p>2.19726</text:p>
          </table:table-cell>
          <table:table-cell office:value-type="float" office:value="2.38855305084746" calcext:value-type="float">
            <text:p>2.38855</text:p>
          </table:table-cell>
          <table:table-cell office:value-type="float" office:value="3.23305328813559" calcext:value-type="float">
            <text:p>3.2330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942281355932" calcext:value-type="float">
            <text:p>2.26942</text:p>
          </table:table-cell>
          <table:table-cell office:value-type="float" office:value="2.24642772881356" calcext:value-type="float">
            <text:p>2.24643</text:p>
          </table:table-cell>
          <table:table-cell office:value-type="float" office:value="3.1078726779661" calcext:value-type="float">
            <text:p>3.1078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8440459887006" calcext:value-type="float">
            <text:p>2.2844</text:p>
          </table:table-cell>
          <table:table-cell office:value-type="float" office:value="2.22544951412429" calcext:value-type="float">
            <text:p>2.22545</text:p>
          </table:table-cell>
          <table:table-cell office:value-type="float" office:value="3.07976108474576" calcext:value-type="float">
            <text:p>3.0797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335802259887" calcext:value-type="float">
            <text:p>2.26336</text:p>
          </table:table-cell>
          <table:table-cell office:value-type="float" office:value="2.24115587570621" calcext:value-type="float">
            <text:p>2.24116</text:p>
          </table:table-cell>
          <table:table-cell office:value-type="float" office:value="3.13773681355932" calcext:value-type="float">
            <text:p>3.1377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365974011299" calcext:value-type="float">
            <text:p>2.22366</text:p>
          </table:table-cell>
          <table:table-cell office:value-type="float" office:value="2.34545409039548" calcext:value-type="float">
            <text:p>2.34545</text:p>
          </table:table-cell>
          <table:table-cell office:value-type="float" office:value="3.27847647457627" calcext:value-type="float">
            <text:p>3.2784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690540112994" calcext:value-type="float">
            <text:p>2.22691</text:p>
          </table:table-cell>
          <table:table-cell office:value-type="float" office:value="2.33303359322034" calcext:value-type="float">
            <text:p>2.33303</text:p>
          </table:table-cell>
          <table:table-cell office:value-type="float" office:value="3.32561301694915" calcext:value-type="float">
            <text:p>3.3256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413187570621" calcext:value-type="float">
            <text:p>2.18413</text:p>
          </table:table-cell>
          <table:table-cell office:value-type="float" office:value="2.34500407909605" calcext:value-type="float">
            <text:p>2.345</text:p>
          </table:table-cell>
          <table:table-cell office:value-type="float" office:value="3.18572244067797" calcext:value-type="float">
            <text:p>3.1857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76029378531" calcext:value-type="float">
            <text:p>2.19576</text:p>
          </table:table-cell>
          <table:table-cell office:value-type="float" office:value="2.36890950282486" calcext:value-type="float">
            <text:p>2.36891</text:p>
          </table:table-cell>
          <table:table-cell office:value-type="float" office:value="3.14050047457627" calcext:value-type="float">
            <text:p>3.140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43775480226" calcext:value-type="float">
            <text:p>2.19438</text:p>
          </table:table-cell>
          <table:table-cell office:value-type="float" office:value="2.35381794350282" calcext:value-type="float">
            <text:p>2.35382</text:p>
          </table:table-cell>
          <table:table-cell office:value-type="float" office:value="3.23899484745763" calcext:value-type="float">
            <text:p>3.2389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072192090395" calcext:value-type="float">
            <text:p>2.15072</text:p>
          </table:table-cell>
          <table:table-cell office:value-type="float" office:value="2.39522254237288" calcext:value-type="float">
            <text:p>2.39522</text:p>
          </table:table-cell>
          <table:table-cell office:value-type="float" office:value="3.17786671186441" calcext:value-type="float">
            <text:p>3.1778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015875706215" calcext:value-type="float">
            <text:p>2.20016</text:p>
          </table:table-cell>
          <table:table-cell office:value-type="float" office:value="2.3822890960452" calcext:value-type="float">
            <text:p>2.38229</text:p>
          </table:table-cell>
          <table:table-cell office:value-type="float" office:value="3.21698020338983" calcext:value-type="float">
            <text:p>3.2169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29654237288" calcext:value-type="float">
            <text:p>2.2193</text:p>
          </table:table-cell>
          <table:table-cell office:value-type="float" office:value="2.35642270056497" calcext:value-type="float">
            <text:p>2.35642</text:p>
          </table:table-cell>
          <table:table-cell office:value-type="float" office:value="3.30048718644068" calcext:value-type="float">
            <text:p>3.3004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3" calcext:value-type="float">
            <text:p>3</text:p>
          </table:table-cell>
          <table:table-cell table:formula="of:=SUM([.B56:.B60])" office:value-type="float" office:value="1" calcext:value-type="float">
            <text:p>1</text:p>
          </table:table-cell>
          <table:table-cell table:formula="of:=SUM([.C56:.C60])" office:value-type="float" office:value="1" calcext:value-type="float">
            <text:p>1</text:p>
          </table:table-cell>
          <table:table-cell table:formula="of:=SUM([.D56:.D60])" office:value-type="float" office:value="2" calcext:value-type="float">
            <text:p>2</text:p>
          </table:table-cell>
          <table:table-cell table:formula="of:=SUM([.E56:.E60])" office:value-type="float" office:value="0" calcext:value-type="float">
            <text:p>0</text:p>
          </table:table-cell>
          <table:table-cell table:formula="of:=SUM([.F56:.F60])" office:value-type="float" office:value="3" calcext:value-type="float">
            <text:p>3</text:p>
          </table:table-cell>
          <table:table-cell table:formula="of:=SUM([.G56:.G60])" office:value-type="float" office:value="2" calcext:value-type="float">
            <text:p>2</text:p>
          </table:table-cell>
          <table:table-cell table:formula="of:=SUM([.H56:.H60])" office:value-type="float" office:value="4" calcext:value-type="float">
            <text:p>4</text:p>
          </table:table-cell>
          <table:table-cell table:formula="of:=SUM([.I56:.I60])" office:value-type="float" office:value="4" calcext:value-type="float">
            <text:p>4</text:p>
          </table:table-cell>
          <table:table-cell table:formula="of:=SUM([.J56:.J60])" office:value-type="float" office:value="1" calcext:value-type="float">
            <text:p>1</text:p>
          </table:table-cell>
          <table:table-cell table:formula="of:=SUM([.K56:.K60])" office:value-type="float" office:value="5" calcext:value-type="float">
            <text:p>5</text:p>
          </table:table-cell>
          <table:table-cell table:formula="of:=SUM([.L56:.L60])" office:value-type="float" office:value="1" calcext:value-type="float">
            <text:p>1</text:p>
          </table:table-cell>
          <table:table-cell table:formula="of:=SUM([.M56:.M60])" office:value-type="float" office:value="3" calcext:value-type="float">
            <text:p>3</text:p>
          </table:table-cell>
          <table:table-cell table:formula="of:=SUM([.N56:.N60])" office:value-type="float" office:value="2" calcext:value-type="float">
            <text:p>2</text:p>
          </table:table-cell>
          <table:table-cell table:formula="of:=SUM([.O56:.O60])" office:value-type="float" office:value="4" calcext:value-type="float">
            <text:p>4</text:p>
          </table:table-cell>
          <table:table-cell table:formula="of:=SUM([.P56:.P60])" office:value-type="float" office:value="2" calcext:value-type="float">
            <text:p>2</text:p>
          </table:table-cell>
          <table:table-cell table:formula="of:=SUM([.Q56:.Q60])" office:value-type="float" office:value="4" calcext:value-type="float">
            <text:p>4</text:p>
          </table:table-cell>
          <table:table-cell table:formula="of:=SUM([.R56:.R60])" office:value-type="float" office:value="3" calcext:value-type="float">
            <text:p>3</text:p>
          </table:table-cell>
          <table:table-cell table:formula="of:=SUM([.S56:.S60])" office:value-type="float" office:value="5" calcext:value-type="float">
            <text:p>5</text:p>
          </table:table-cell>
          <table:table-cell table:formula="of:=SUM([.T56:.T60])" office:value-type="float" office:value="3" calcext:value-type="float">
            <text:p>3</text:p>
          </table:table-cell>
          <table:table-cell table:formula="of:=SUM([.U56:.U60])" office:value-type="float" office:value="3" calcext:value-type="float">
            <text:p>3</text:p>
          </table:table-cell>
          <table:table-cell table:formula="of:=SUM([.V56:.V60])" office:value-type="float" office:value="2" calcext:value-type="float">
            <text:p>2</text:p>
          </table:table-cell>
          <table:table-cell table:formula="of:=SUM([.W56:.W60])" office:value-type="float" office:value="3" calcext:value-type="float">
            <text:p>3</text:p>
          </table:table-cell>
          <table:table-cell table:formula="of:=SUM([.X56:.X60])" office:value-type="float" office:value="3" calcext:value-type="float">
            <text:p>3</text:p>
          </table:table-cell>
          <table:table-cell table:formula="of:=SUM([.Y56:.Y60])" office:value-type="float" office:value="1" calcext:value-type="float">
            <text:p>1</text:p>
          </table:table-cell>
          <table:table-cell table:formula="of:=SUM([.Z56:.Z60])" office:value-type="float" office:value="3" calcext:value-type="float">
            <text:p>3</text:p>
          </table:table-cell>
          <table:table-cell table:formula="of:=SUM([.AA56:.AA60])" office:value-type="float" office:value="2" calcext:value-type="float">
            <text:p>2</text:p>
          </table:table-cell>
          <table:table-cell table:formula="of:=SUM([.AB56:.AB60])" office:value-type="float" office:value="3" calcext:value-type="float">
            <text:p>3</text:p>
          </table:table-cell>
          <table:table-cell table:formula="of:=SUM([.AC56:.AC60])" office:value-type="float" office:value="1" calcext:value-type="float">
            <text:p>1</text:p>
          </table:table-cell>
          <table:table-cell table:formula="of:=SUM([.AD56:.AD60])" office:value-type="float" office:value="3" calcext:value-type="float">
            <text:p>3</text:p>
          </table:table-cell>
          <table:table-cell table:formula="of:=SUM([.AE56:.AE60])" office:value-type="float" office:value="3" calcext:value-type="float">
            <text:p>3</text:p>
          </table:table-cell>
          <table:table-cell table:formula="of:=SUM([.AF56:.AF60])" office:value-type="float" office:value="2" calcext:value-type="float">
            <text:p>2</text:p>
          </table:table-cell>
          <table:table-cell table:formula="of:=SUM([.AG56:.AG60])" office:value-type="float" office:value="3" calcext:value-type="float">
            <text:p>3</text:p>
          </table:table-cell>
          <table:table-cell table:formula="of:=SUM([.AH56:.AH60])" office:value-type="float" office:value="3" calcext:value-type="float">
            <text:p>3</text:p>
          </table:table-cell>
          <table:table-cell table:formula="of:=SUM([.AI56:.AI60])" office:value-type="float" office:value="0" calcext:value-type="float">
            <text:p>0</text:p>
          </table:table-cell>
          <table:table-cell table:formula="of:=SUM([.AJ56:.AJ60])" office:value-type="float" office:value="2" calcext:value-type="float">
            <text:p>2</text:p>
          </table:table-cell>
          <table:table-cell table:formula="of:=SUM([.AK56:.AK60])" office:value-type="float" office:value="2" calcext:value-type="float">
            <text:p>2</text:p>
          </table:table-cell>
          <table:table-cell table:formula="of:=SUM([.AL56:.AL60])" office:value-type="float" office:value="2" calcext:value-type="float">
            <text:p>2</text:p>
          </table:table-cell>
          <table:table-cell table:formula="of:=SUM([.AM56:.AM60])" office:value-type="float" office:value="3" calcext:value-type="float">
            <text:p>3</text:p>
          </table:table-cell>
          <table:table-cell table:formula="of:=SUM([.AN56:.AN60])" office:value-type="float" office:value="2" calcext:value-type="float">
            <text:p>2</text:p>
          </table:table-cell>
          <table:table-cell table:formula="of:=SUM([.AO56:.AO60])" office:value-type="float" office:value="3" calcext:value-type="float">
            <text:p>3</text:p>
          </table:table-cell>
          <table:table-cell table:formula="of:=SUM([.AP56:.AP60])" office:value-type="float" office:value="1" calcext:value-type="float">
            <text:p>1</text:p>
          </table:table-cell>
          <table:table-cell table:formula="of:=SUM([.AQ56:.AQ60])" office:value-type="float" office:value="4" calcext:value-type="float">
            <text:p>4</text:p>
          </table:table-cell>
          <table:table-cell table:formula="of:=SUM([.AR56:.AR60])" office:value-type="float" office:value="3" calcext:value-type="float">
            <text:p>3</text:p>
          </table:table-cell>
          <table:table-cell table:formula="of:=SUM([.AS56:.AS60])" office:value-type="float" office:value="3" calcext:value-type="float">
            <text:p>3</text:p>
          </table:table-cell>
          <table:table-cell table:formula="of:=SUM([.AT56:.AT60])" office:value-type="float" office:value="2" calcext:value-type="float">
            <text:p>2</text:p>
          </table:table-cell>
          <table:table-cell table:formula="of:=SUM([.AU56:.AU60])" office:value-type="float" office:value="3" calcext:value-type="float">
            <text:p>3</text:p>
          </table:table-cell>
          <table:table-cell table:formula="of:=SUM([.AV56:.AV60])" office:value-type="float" office:value="0" calcext:value-type="float">
            <text:p>0</text:p>
          </table:table-cell>
          <table:table-cell table:formula="of:=SUM([.AW56:.AW60])" office:value-type="float" office:value="3" calcext:value-type="float">
            <text:p>3</text:p>
          </table:table-cell>
          <table:table-cell table:formula="of:=SUM([.AX56:.AX60])" office:value-type="float" office:value="3" calcext:value-type="float">
            <text:p>3</text:p>
          </table:table-cell>
          <table:table-cell table:formula="of:=SUM([.AY56:.AY60])" office:value-type="float" office:value="3" calcext:value-type="float">
            <text:p>3</text:p>
          </table:table-cell>
          <table:table-cell table:formula="of:=SUM([.AZ56:.AZ60])" office:value-type="float" office:value="1" calcext:value-type="float">
            <text:p>1</text:p>
          </table:table-cell>
          <table:table-cell table:formula="of:=SUM([.BA56:.BA60])" office:value-type="float" office:value="4" calcext:value-type="float">
            <text:p>4</text:p>
          </table:table-cell>
          <table:table-cell table:formula="of:=SUM([.BB56:.BB60])" office:value-type="float" office:value="2" calcext:value-type="float">
            <text:p>2</text:p>
          </table:table-cell>
          <table:table-cell table:formula="of:=SUM([.BC56:.BC60])" office:value-type="float" office:value="1" calcext:value-type="float">
            <text:p>1</text:p>
          </table:table-cell>
          <table:table-cell table:formula="of:=SUM([.BD56:.BD60])" office:value-type="float" office:value="2" calcext:value-type="float">
            <text:p>2</text:p>
          </table:table-cell>
          <table:table-cell table:formula="of:=SUM([.BE56:.BE60])" office:value-type="float" office:value="3" calcext:value-type="float">
            <text:p>3</text:p>
          </table:table-cell>
          <table:table-cell table:formula="of:=SUM([.BF56:.BF60])" office:value-type="float" office:value="2" calcext:value-type="float">
            <text:p>2</text:p>
          </table:table-cell>
          <table:table-cell table:formula="of:=SUM([.BG56:.BG60])" office:value-type="float" office:value="2" calcext:value-type="float">
            <text:p>2</text:p>
          </table:table-cell>
          <table:table-cell table:formula="of:=SUM([.BH56:.BH60])" office:value-type="float" office:value="4" calcext:value-type="float">
            <text:p>4</text:p>
          </table:table-cell>
          <table:table-cell table:formula="of:=SUM([.BI56:.BI60])" office:value-type="float" office:value="3" calcext:value-type="float">
            <text:p>3</text:p>
          </table:table-cell>
          <table:table-cell table:formula="of:=SUM([.BJ56:.BJ60])" office:value-type="float" office:value="4" calcext:value-type="float">
            <text:p>4</text:p>
          </table:table-cell>
          <table:table-cell table:formula="of:=SUM([.BK56:.BK60])" office:value-type="float" office:value="2" calcext:value-type="float">
            <text:p>2</text:p>
          </table:table-cell>
          <table:table-cell table:formula="of:=SUM([.BL56:.BL60])" office:value-type="float" office:value="1" calcext:value-type="float">
            <text:p>1</text:p>
          </table:table-cell>
          <table:table-cell table:formula="of:=SUM([.BM56:.BM60])" office:value-type="float" office:value="1" calcext:value-type="float">
            <text:p>1</text:p>
          </table:table-cell>
          <table:table-cell table:formula="of:=SUM([.BN56:.BN60])" office:value-type="float" office:value="2" calcext:value-type="float">
            <text:p>2</text:p>
          </table:table-cell>
          <table:table-cell table:formula="of:=SUM([.BO56:.BO60])" office:value-type="float" office:value="1" calcext:value-type="float">
            <text:p>1</text:p>
          </table:table-cell>
          <table:table-cell table:formula="of:=SUM([.BP56:.BP60])" office:value-type="float" office:value="2" calcext:value-type="float">
            <text:p>2</text:p>
          </table:table-cell>
          <table:table-cell table:formula="of:=SUM([.BQ56:.BQ60])" office:value-type="float" office:value="2" calcext:value-type="float">
            <text:p>2</text:p>
          </table:table-cell>
          <table:table-cell table:formula="of:=SUM([.BR56:.BR60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18:17.164716368</dc:date>
    <meta:document-statistic meta:table-count="1" meta:cell-count="4575" meta:object-count="0"/>
    <meta:generator>LibreOffice/4.2.8.2$Linux_X86_64 LibreOffice_project/420m0$Build-2</meta:generator>
  </office:meta>
</office:document-meta>
</file>